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a4e" officeooo:paragraph-rsid="001daa4e"/>
    </style:style>
    <style:style style:name="T1" style:family="text">
      <style:text-properties officeooo:rsid="001daa4e"/>
    </style:style>
    <style:style style:name="T2" style:family="text">
      <style:text-properties officeooo:rsid="001e7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runella</text:span></text:p>
      <text:p text:style-name="Standard"/>
      <text:p text:style-name="Standard"/>
      <text:p text:style-name="Standard"/>
      <text:p text:style-name="P1">PRUNELLA: <text:s/>I can remember being so alone at school one day. <text:s/>I must have been five or six years old and all the other mothers had collected their children from the classroom except me. <text:s/>Mrs Hopwood was there, but she wasn't paying much attention to me and then there was me sat at a desk <text:s text:c="2"/>isolated from the rest of the world. <text:s/>I expect Mrs Hopwood had said something comforting and then <text:s/>had gone to organise her desk, I mean I expect that now, but I can't remember her doing that. <text:s/>All I can remember is sitting at that desk and feeling like the rest of the world had gone.</text:p>
      <text:p text:style-name="P1"/>
      <text:p text:style-name="P1">It's funny I guess that could be one of the reasons I kept getting that recurring dream. <text:s/>I'd find myself in a room, sometimes a classroom, sometimes not. <text:s/>But each time I would be totally alone. <text:s/>Everyone else in the world had died and it was all my fault. <text:s/>Horrible really. <text:s/>I used to wake up in a cold sweat. <text:s/>Then when I woke up I'd listen, I'd listen for the sound of other people. <text:s/>Maybe a car on the road outside. <text:s/>Or someone closing a door downstairs or a churchbell. <text:s/>Anything really that indicated there were other people, and then I'd relax.</text:p>
      <text:p text:style-name="P1"/>
      <text:p text:style-name="P1">It seemed like forever that I waited in that classroom but it can't have been <text:span text:style-name="T2">very long. <text:s/>Many years later I spoke to my mother about 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6-04-10T07:40:16.677227358</meta:creation-date>
    <dc:date>2016-04-10T07:59:52.985254198</dc:date>
    <dc:creator>Pete Curati</dc:creator>
    <meta:editing-duration>PT2M35S</meta:editing-duration>
    <meta:editing-cycles>1</meta:editing-cycles>
    <meta:document-statistic meta:table-count="0" meta:image-count="0" meta:object-count="0" meta:page-count="1" meta:paragraph-count="4" meta:word-count="241" meta:character-count="1275" meta:non-whitespace-character-count="1016"/>
    <meta:generator>LibreOffice/4.2.8.2$Linux_x86 LibreOffice_project/420m0$Build-2</meta:generator>
  </office:meta>
</office:document-meta>
</file>